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4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35cm" draw:marker-start-width="0.091cm" draw:marker-end-width="0.091cm" draw:fill="solid" draw:fill-color="#cfe7f5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withoutfill">
      <style:graphic-properties svg:stroke-width="0.035cm" draw:marker-start-width="0.091cm" draw:marker-end-width="0.091cm" draw:fill="none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28cm" draw:marker-start-width="0.08cm" draw:marker-end-width="0.08cm" draw:fill="solid" draw:fill-color="#cfe7f5" draw:textarea-horizontal-align="center" draw:textarea-vertical-align="middle" fo:padding-top="0.138cm" fo:padding-bottom="0.138cm" fo:padding-left="0.263cm" fo:padding-right="0.263cm"/>
    </style:style>
    <style:style style:name="gr7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8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10" style:family="graphic" style:parent-style-name="objectwithoutfill">
      <style:graphic-properties svg:stroke-width="0.081cm" draw:marker-start-width="0.159cm" draw:marker-end-width="0.159cm" draw:fill="solid" draw:fill-color="#cfe7f5" draw:textarea-horizontal-align="center" draw:textarea-vertical-align="middle" fo:padding-top="0.164cm" fo:padding-bottom="0.164cm" fo:padding-left="0.289cm" fo:padding-right="0.289cm"/>
    </style:style>
    <style:style style:name="gr11" style:family="graphic" style:parent-style-name="objectwithoutfill">
      <style:graphic-properties svg:stroke-width="0.081cm" draw:marker-start-width="0.159cm" draw:marker-end-width="0.159cm" draw:fill="none" draw:textarea-horizontal-align="center" draw:textarea-vertical-align="middle" fo:padding-top="0.164cm" fo:padding-bottom="0.164cm" fo:padding-left="0.289cm" fo:padding-right="0.289cm"/>
    </style:style>
    <style:style style:name="gr12" style:family="graphic" style:parent-style-name="objectwithoutfill">
      <style:graphic-properties svg:stroke-width="0.081cm" draw:marker-start-width="0.16cm" draw:marker-end-width="0.16cm" draw:fill="none" draw:textarea-horizontal-align="center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35cm" draw:marker-start-width="0.09cm" draw:marker-end-width="0.09cm" draw:fill="none" draw:textarea-horizontal-align="center" draw:textarea-vertical-align="middle" fo:padding-top="0.141cm" fo:padding-bottom="0.141cm" fo:padding-left="0.266cm" fo:padding-right="0.266cm"/>
    </style:style>
    <style:style style:name="gr14" style:family="graphic" style:parent-style-name="objectwithoutfill">
      <style:graphic-properties svg:stroke-width="0.081cm" draw:marker-start-width="0.16cm" draw:marker-end-width="0.16cm" draw:fill="solid" draw:fill-color="#cfe7f5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Default-outline1">
      <style:graphic-properties fo:min-height="13.85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Start by drawing the dimensional baselines.</text:span></text:p>
              </text:list-item>
              <text:list-item>
                <text:p text:style-name="P2"><text:span text:style-name="T1">1 dimension: width.</text:span></text:p>
              </text:list-item>
            </text:list>
          </draw:text-box>
        </draw:frame>
        <draw:frame presentation:style-name="pr2" draw:layer="layout" svg:width="25.199cm" svg:height="3.506cm" svg:x="1.403cm" svg:y="0.837cm" presentation:class="title" presentation:user-transformed="true">
          <draw:text-box>
            <text:p>Draw a Four Dimensional Cub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3" draw:text-style-name="P1" draw:layer="layout" svg:x1="10.066cm" svg:y1="14.577cm" svg:x2="14.013cm" svg:y2="16.57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Start by drawing the dimensional baselines.</text:span></text:p>
              </text:list-item>
              <text:list-item>
                <text:p text:style-name="P2"><text:span text:style-name="T1">2 dimensions: width and height.</text:span></text:p>
              </text:list-item>
            </text:list>
          </draw:text-box>
        </draw:frame>
        <draw:frame presentation:style-name="pr2" draw:layer="layout" svg:width="25.199cm" svg:height="3.506cm" svg:x="1.403cm" svg:y="0.837cm" presentation:class="title" presentation:user-transformed="true">
          <draw:text-box>
            <text:p>Draw a Four Dimensional Cube</text:p>
          </draw:text-box>
        </draw:frame>
        <draw:line draw:style-name="gr1" draw:text-style-name="P1" draw:layer="layout" svg:x1="11.866cm" svg:y1="13.476cm" svg:x2="13.985cm" svg:y2="16.58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3" draw:text-style-name="P1" draw:layer="layout" svg:x1="10.066cm" svg:y1="14.577cm" svg:x2="14.013cm" svg:y2="16.57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Start by drawing the dimensional baselines.</text:span></text:p>
              </text:list-item>
              <text:list-item>
                <text:p text:style-name="P2"><text:span text:style-name="T1">3 dimensions: width, height, </text:span><text:span text:style-name="T2">and length</text:span><text:span text:style-name="T1">.</text:span></text:p>
              </text:list-item>
            </text:list>
          </draw:text-box>
        </draw:frame>
        <draw:frame presentation:style-name="pr2" draw:layer="layout" svg:width="25.199cm" svg:height="3.506cm" svg:x="1.403cm" svg:y="0.837cm" presentation:class="title" presentation:user-transformed="true">
          <draw:text-box>
            <text:p>Draw a Four Dimensional Cube</text:p>
          </draw:text-box>
        </draw:frame>
        <draw:line draw:style-name="gr3" draw:text-style-name="P1" draw:layer="layout" svg:x1="11.866cm" svg:y1="13.476cm" svg:x2="13.985cm" svg:y2="16.581cm">
          <text:p/>
        </draw:line>
        <draw:line draw:style-name="gr4" draw:text-style-name="P1" draw:layer="layout" svg:x1="14.025cm" svg:y1="16.581cm" svg:x2="16.144cm" svg:y2="13.47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3" draw:text-style-name="P1" draw:layer="layout" svg:x1="10.066cm" svg:y1="14.577cm" svg:x2="14.013cm" svg:y2="16.57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Start by drawing the dimensional baselines.</text:span></text:p>
              </text:list-item>
              <text:list-item>
                <text:p text:style-name="P2"><text:span text:style-name="T1">4 dimensions: width, height, </text:span><text:span text:style-name="T2">length, and a measure of time</text:span><text:span text:style-name="T1">.</text:span></text:p>
              </text:list-item>
            </text:list>
          </draw:text-box>
        </draw:frame>
        <draw:frame presentation:style-name="pr2" draw:layer="layout" svg:width="25.199cm" svg:height="3.506cm" svg:x="1.403cm" svg:y="0.837cm" presentation:class="title" presentation:user-transformed="true">
          <draw:text-box>
            <text:p>Draw a Four Dimensional Cube</text:p>
          </draw:text-box>
        </draw:frame>
        <draw:line draw:style-name="gr3" draw:text-style-name="P1" draw:layer="layout" svg:x1="11.866cm" svg:y1="13.476cm" svg:x2="13.985cm" svg:y2="16.581cm">
          <text:p/>
        </draw:line>
        <draw:line draw:style-name="gr5" draw:text-style-name="P1" draw:layer="layout" svg:x1="14.025cm" svg:y1="16.581cm" svg:x2="16.144cm" svg:y2="13.476cm">
          <text:p/>
        </draw:line>
        <draw:line draw:style-name="gr4" draw:text-style-name="P1" draw:layer="layout" svg:x1="13.967cm" svg:y1="16.571cm" svg:x2="17.914cm" svg:y2="14.57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line draw:style-name="gr3" draw:text-style-name="P1" draw:layer="layout" svg:x1="10.066cm" svg:y1="14.577cm" svg:x2="14.013cm" svg:y2="16.57cm">
          <text:p/>
        </draw:line>
        <draw:line draw:style-name="gr3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2">4 baselines for a 4 dimensional cube.</text:span></text:p>
              </text:list-item>
              <text:list-item>
                <text:p text:style-name="P2"><text:span text:style-name="T1">Next, use the baselines as guidelines, to draw the square sides.</text:span></text:p>
              </text:list-item>
            </text:list>
          </draw:text-box>
        </draw:frame>
        <draw:frame presentation:style-name="pr2" draw:layer="layout" svg:width="25.199cm" svg:height="3.506cm" svg:x="1.403cm" svg:y="0.837cm" presentation:class="title" presentation:user-transformed="true">
          <draw:text-box>
            <text:p>Draw a Four Dimensional Cube</text:p>
          </draw:text-box>
        </draw:frame>
        <draw:line draw:style-name="gr5" draw:text-style-name="P1" draw:layer="layout" svg:x1="13.967cm" svg:y1="16.571cm" svg:x2="17.914cm" svg:y2="14.57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8" draw:text-style-name="P1" draw:layer="layout" svg:x1="10.514cm" svg:y1="15.186cm" svg:x2="7.6cm" svg:y2="11.122cm">
          <text:p/>
        </draw:line>
        <draw:line draw:style-name="gr8" draw:text-style-name="P1" draw:layer="layout" svg:x1="14.344cm" svg:y1="17.018cm" svg:x2="11.43cm" svg:y2="12.954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4" draw:text-style-name="P1" draw:layer="layout" svg:x1="7.948cm" svg:y1="11.507cm" svg:x2="10.067cm" svg:y2="14.612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8" draw:text-style-name="P1" draw:layer="layout" svg:x1="10.514cm" svg:y1="15.186cm" svg:x2="7.6cm" svg:y2="11.122cm">
          <text:p/>
        </draw:line>
        <draw:line draw:style-name="gr8" draw:text-style-name="P1" draw:layer="layout" svg:x1="14.344cm" svg:y1="17.018cm" svg:x2="11.43cm" svg:y2="12.95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7" draw:text-style-name="P1" draw:layer="layout" svg:x1="7.948cm" svg:y1="11.507cm" svg:x2="10.067cm" svg:y2="14.612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8" draw:text-style-name="P1" draw:layer="layout" svg:x1="14.013cm" svg:y1="14.578cm" svg:x2="6.527cm" svg:y2="10.768cm">
          <text:p/>
        </draw:line>
        <draw:line draw:style-name="gr8" draw:text-style-name="P1" draw:layer="layout" svg:x1="15.213cm" svg:y1="17.178cm" svg:x2="7.727cm" svg:y2="13.36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8" draw:text-style-name="P1" draw:layer="layout" svg:x1="14.013cm" svg:y1="14.578cm" svg:x2="6.527cm" svg:y2="10.768cm">
          <text:p/>
        </draw:line>
        <draw:line draw:style-name="gr8" draw:text-style-name="P1" draw:layer="layout" svg:x1="15.213cm" svg:y1="17.178cm" svg:x2="7.727cm" svg:y2="13.36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8" draw:text-style-name="P1" draw:layer="layout" svg:x1="13.63cm" svg:y1="17.124cm" svg:x2="16.524cm" svg:y2="12.954cm">
          <text:p/>
        </draw:line>
        <draw:line draw:style-name="gr8" draw:text-style-name="P1" draw:layer="layout" svg:x1="11.43cm" svg:y1="14.124cm" svg:x2="14.324cm" svg:y2="9.954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4" draw:text-style-name="P1" draw:layer="layout" svg:x1="11.901cm" svg:y1="13.459cm" svg:x2="14.02cm" svg:y2="10.354cm">
          <text:p/>
        </draw:line>
        <draw:line draw:style-name="gr8" draw:text-style-name="P1" draw:layer="layout" svg:x1="13.63cm" svg:y1="17.124cm" svg:x2="16.524cm" svg:y2="12.954cm">
          <text:p/>
        </draw:line>
        <draw:line draw:style-name="gr8" draw:text-style-name="P1" draw:layer="layout" svg:x1="11.43cm" svg:y1="14.124cm" svg:x2="14.324cm" svg:y2="9.954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8" draw:text-style-name="P1" draw:layer="layout" svg:x1="14.424cm" svg:y1="17.178cm" svg:x2="11.122cm" svg:y2="12.446cm">
          <text:p/>
        </draw:line>
        <draw:line draw:style-name="gr8" draw:text-style-name="P1" draw:layer="layout" svg:x1="16.764cm" svg:y1="14.384cm" svg:x2="13.462cm" svg:y2="9.652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4" draw:text-style-name="P1" draw:layer="layout" svg:x1="14.01cm" svg:y1="10.373cm" svg:x2="16.129cm" svg:y2="13.478cm">
          <text:p/>
        </draw:line>
        <draw:line draw:style-name="gr8" draw:text-style-name="P1" draw:layer="layout" svg:x1="14.424cm" svg:y1="17.178cm" svg:x2="11.122cm" svg:y2="12.446cm">
          <text:p/>
        </draw:line>
        <draw:line draw:style-name="gr8" draw:text-style-name="P1" draw:layer="layout" svg:x1="16.764cm" svg:y1="14.384cm" svg:x2="13.462cm" svg:y2="9.652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7cm" svg:y1="11.476cm" svg:x2="11.854cm" svg:y2="13.469cm">
          <text:p/>
        </draw:line>
        <draw:line draw:style-name="gr7" draw:text-style-name="P1" draw:layer="layout" svg:x1="7.947cm" svg:y1="11.507cm" svg:x2="10.066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7" draw:text-style-name="P1" draw:layer="layout" svg:x1="14.01cm" svg:y1="10.373cm" svg:x2="16.129cm" svg:y2="13.478cm">
          <text:p/>
        </draw:line>
        <draw:line draw:style-name="gr8" draw:text-style-name="P1" draw:layer="layout" svg:x1="17.229cm" svg:y1="11.938cm" svg:x2="13.427cm" svg:y2="17.378cm">
          <text:p/>
        </draw:line>
        <draw:line draw:style-name="gr8" draw:text-style-name="P1" draw:layer="layout" svg:x1="20.629cm" svg:y1="10.638cm" svg:x2="16.827cm" svg:y2="16.078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7cm" svg:y1="11.476cm" svg:x2="11.854cm" svg:y2="13.469cm">
          <text:p/>
        </draw:line>
        <draw:line draw:style-name="gr7" draw:text-style-name="P1" draw:layer="layout" svg:x1="7.947cm" svg:y1="11.507cm" svg:x2="10.066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7" draw:text-style-name="P1" draw:layer="layout" svg:x1="14.01cm" svg:y1="10.373cm" svg:x2="16.129cm" svg:y2="13.478cm">
          <text:p/>
        </draw:line>
        <draw:line draw:style-name="gr4" draw:text-style-name="P1" draw:layer="layout" svg:x1="17.902cm" svg:y1="14.586cm" svg:x2="20.075cm" svg:y2="11.465cm">
          <text:p/>
        </draw:line>
        <draw:line draw:style-name="gr8" draw:text-style-name="P1" draw:layer="layout" svg:x1="17.229cm" svg:y1="11.938cm" svg:x2="13.427cm" svg:y2="17.378cm">
          <text:p/>
        </draw:line>
        <draw:line draw:style-name="gr8" draw:text-style-name="P1" draw:layer="layout" svg:x1="20.629cm" svg:y1="10.638cm" svg:x2="16.827cm" svg:y2="16.078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7cm" svg:y1="11.476cm" svg:x2="11.854cm" svg:y2="13.469cm">
          <text:p/>
        </draw:line>
        <draw:line draw:style-name="gr7" draw:text-style-name="P1" draw:layer="layout" svg:x1="7.947cm" svg:y1="11.507cm" svg:x2="10.066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7" draw:text-style-name="P1" draw:layer="layout" svg:x1="14.01cm" svg:y1="10.373cm" svg:x2="16.129cm" svg:y2="13.478cm">
          <text:p/>
        </draw:line>
        <draw:line draw:style-name="gr7" draw:text-style-name="P1" draw:layer="layout" svg:x1="17.902cm" svg:y1="14.586cm" svg:x2="20.075cm" svg:y2="11.465cm">
          <text:p/>
        </draw:line>
        <draw:line draw:style-name="gr8" draw:text-style-name="P1" draw:layer="layout" svg:x1="19.813cm" svg:y1="13.568cm" svg:x2="12.327cm" svg:y2="17.378cm">
          <text:p/>
        </draw:line>
        <draw:line draw:style-name="gr8" draw:text-style-name="P1" draw:layer="layout" svg:x1="21.713cm" svg:y1="10.668cm" svg:x2="14.227cm" svg:y2="14.478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7cm" svg:y1="11.476cm" svg:x2="11.854cm" svg:y2="13.469cm">
          <text:p/>
        </draw:line>
        <draw:line draw:style-name="gr7" draw:text-style-name="P1" draw:layer="layout" svg:x1="7.947cm" svg:y1="11.507cm" svg:x2="10.066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7" draw:text-style-name="P1" draw:layer="layout" svg:x1="14.01cm" svg:y1="10.373cm" svg:x2="16.129cm" svg:y2="13.478cm">
          <text:p/>
        </draw:line>
        <draw:line draw:style-name="gr4" draw:text-style-name="P1" draw:layer="layout" svg:x1="16.148cm" svg:y1="13.488cm" svg:x2="20.095cm" svg:y2="11.495cm">
          <text:p/>
        </draw:line>
        <draw:line draw:style-name="gr7" draw:text-style-name="P1" draw:layer="layout" svg:x1="17.902cm" svg:y1="14.586cm" svg:x2="20.075cm" svg:y2="11.465cm">
          <text:p/>
        </draw:line>
        <draw:line draw:style-name="gr8" draw:text-style-name="P1" draw:layer="layout" svg:x1="19.813cm" svg:y1="13.568cm" svg:x2="12.327cm" svg:y2="17.378cm">
          <text:p/>
        </draw:line>
        <draw:line draw:style-name="gr8" draw:text-style-name="P1" draw:layer="layout" svg:x1="21.713cm" svg:y1="10.668cm" svg:x2="14.227cm" svg:y2="14.478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list text:style-name="L1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7" draw:text-style-name="P1" draw:layer="layout" svg:x1="11.902cm" svg:y1="13.459cm" svg:x2="14.021cm" svg:y2="10.354cm">
          <text:p/>
        </draw:line>
        <draw:line draw:style-name="gr7" draw:text-style-name="P1" draw:layer="layout" svg:x1="14.011cm" svg:y1="10.373cm" svg:x2="16.13cm" svg:y2="13.478cm">
          <text:p/>
        </draw:line>
        <draw:line draw:style-name="gr7" draw:text-style-name="P1" draw:layer="layout" svg:x1="16.148cm" svg:y1="13.487cm" svg:x2="20.095cm" svg:y2="11.494cm">
          <text:p/>
        </draw:line>
        <draw:line draw:style-name="gr7" draw:text-style-name="P1" draw:layer="layout" svg:x1="17.902cm" svg:y1="14.585cm" svg:x2="20.075cm" svg:y2="11.464cm">
          <text:p/>
        </draw:line>
        <draw:line draw:style-name="gr4" draw:text-style-name="P1" draw:layer="layout" svg:x1="7.95cm" svg:y1="11.493cm" svg:x2="10.073cm" svg:y2="8.382cm">
          <text:p/>
        </draw:line>
        <draw:line draw:style-name="gr4" draw:text-style-name="P1" draw:layer="layout" svg:x1="10.07cm" svg:y1="8.394cm" svg:x2="14.017cm" svg:y2="10.387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draw:line draw:style-name="gr8" draw:text-style-name="P1" draw:layer="layout" svg:x1="15.813cm" svg:y1="11.378cm" svg:x2="8.327cm" svg:y2="7.568cm">
          <text:p/>
        </draw:line>
        <draw:line draw:style-name="gr8" draw:text-style-name="P1" draw:layer="layout" svg:x1="14.013cm" svg:y1="14.578cm" svg:x2="6.527cm" svg:y2="10.768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7cm" svg:x2="11.855cm" svg:y2="13.47cm">
          <text:p/>
        </draw:line>
        <draw:line draw:style-name="gr7" draw:text-style-name="P1" draw:layer="layout" svg:x1="7.948cm" svg:y1="11.508cm" svg:x2="10.067cm" svg:y2="14.613cm">
          <text:p/>
        </draw:line>
        <draw:line draw:style-name="gr7" draw:text-style-name="P1" draw:layer="layout" svg:x1="11.902cm" svg:y1="13.46cm" svg:x2="14.021cm" svg:y2="10.355cm">
          <text:p/>
        </draw:line>
        <draw:line draw:style-name="gr7" draw:text-style-name="P1" draw:layer="layout" svg:x1="7.95cm" svg:y1="11.493cm" svg:x2="10.073cm" svg:y2="8.382cm">
          <text:p/>
        </draw:line>
        <draw:line draw:style-name="gr7" draw:text-style-name="P1" draw:layer="layout" svg:x1="10.07cm" svg:y1="8.394cm" svg:x2="14.017cm" svg:y2="10.387cm">
          <text:p/>
        </draw:line>
        <draw:line draw:style-name="gr7" draw:text-style-name="P1" draw:layer="layout" svg:x1="16.149cm" svg:y1="13.488cm" svg:x2="20.096cm" svg:y2="11.495cm">
          <text:p/>
        </draw:line>
        <draw:line draw:style-name="gr7" draw:text-style-name="P1" draw:layer="layout" svg:x1="17.903cm" svg:y1="14.586cm" svg:x2="20.076cm" svg:y2="11.465cm">
          <text:p/>
        </draw:line>
        <draw:line draw:style-name="gr7" draw:text-style-name="P1" draw:layer="layout" svg:x1="14.012cm" svg:y1="10.374cm" svg:x2="16.131cm" svg:y2="13.479cm">
          <text:p/>
        </draw:line>
        <draw:line draw:style-name="gr4" draw:text-style-name="P1" draw:layer="layout" svg:x1="17.92cm" svg:y1="8.401cm" svg:x2="20.039cm" svg:y2="11.506cm">
          <text:p/>
        </draw:line>
        <draw:line draw:style-name="gr4" draw:text-style-name="P1" draw:layer="layout" svg:x1="13.947cm" svg:y1="10.404cm" svg:x2="17.894cm" svg:y2="8.411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draw:line draw:style-name="gr8" draw:text-style-name="P1" draw:layer="layout" svg:x1="16.764cm" svg:y1="14.384cm" svg:x2="13.462cm" svg:y2="9.652cm">
          <text:p/>
        </draw:line>
        <draw:line draw:style-name="gr8" draw:text-style-name="P1" draw:layer="layout" svg:x1="20.764cm" svg:y1="12.584cm" svg:x2="17.462cm" svg:y2="7.852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7cm" svg:y1="11.476cm" svg:x2="11.854cm" svg:y2="13.469cm">
          <text:p/>
        </draw:line>
        <draw:line draw:style-name="gr7" draw:text-style-name="P1" draw:layer="layout" svg:x1="7.947cm" svg:y1="11.507cm" svg:x2="10.066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7" draw:text-style-name="P1" draw:layer="layout" svg:x1="14.01cm" svg:y1="10.373cm" svg:x2="16.129cm" svg:y2="13.478cm">
          <text:p/>
        </draw:line>
        <draw:line draw:style-name="gr7" draw:text-style-name="P1" draw:layer="layout" svg:x1="16.147cm" svg:y1="13.487cm" svg:x2="20.094cm" svg:y2="11.494cm">
          <text:p/>
        </draw:line>
        <draw:line draw:style-name="gr7" draw:text-style-name="P1" draw:layer="layout" svg:x1="17.901cm" svg:y1="14.585cm" svg:x2="20.074cm" svg:y2="11.464cm">
          <text:p/>
        </draw:line>
        <draw:line draw:style-name="gr7" draw:text-style-name="P1" draw:layer="layout" svg:x1="7.949cm" svg:y1="11.492cm" svg:x2="10.072cm" svg:y2="8.381cm">
          <text:p/>
        </draw:line>
        <draw:line draw:style-name="gr7" draw:text-style-name="P1" draw:layer="layout" svg:x1="10.069cm" svg:y1="8.393cm" svg:x2="14.016cm" svg:y2="10.386cm">
          <text:p/>
        </draw:line>
        <draw:line draw:style-name="gr7" draw:text-style-name="P1" draw:layer="layout" svg:x1="17.92cm" svg:y1="8.4cm" svg:x2="20.039cm" svg:y2="11.505cm">
          <text:p/>
        </draw:line>
        <draw:line draw:style-name="gr7" draw:text-style-name="P1" draw:layer="layout" svg:x1="13.947cm" svg:y1="10.403cm" svg:x2="17.894cm" svg:y2="8.41cm">
          <text:p/>
        </draw:line>
        <draw:line draw:style-name="gr4" draw:text-style-name="P1" draw:layer="layout" svg:x1="10.112cm" svg:y1="8.391cm" svg:x2="13.991cm" svg:y2="6.443cm">
          <text:p/>
        </draw:line>
        <draw:line draw:style-name="gr4" draw:text-style-name="P1" draw:layer="layout" svg:x1="13.943cm" svg:y1="6.421cm" svg:x2="17.89cm" svg:y2="8.414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draw:line draw:style-name="gr8" draw:text-style-name="P1" draw:layer="layout" svg:x1="15.813cm" svg:y1="11.378cm" svg:x2="8.327cm" svg:y2="7.568cm">
          <text:p/>
        </draw:line>
        <draw:line draw:style-name="gr8" draw:text-style-name="P1" draw:layer="layout" svg:x1="20.313cm" svg:y1="9.678cm" svg:x2="12.827cm" svg:y2="5.868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g>
          <draw:line draw:style-name="gr6" draw:text-style-name="P1" draw:layer="layout" svg:x1="10.067cm" svg:y1="14.589cm" svg:x2="14.014cm" svg:y2="16.582cm">
            <text:p/>
          </draw:line>
          <draw:line draw:style-name="gr6" draw:text-style-name="P1" draw:layer="layout" svg:x1="11.866cm" svg:y1="13.487cm" svg:x2="13.985cm" svg:y2="16.592cm">
            <text:p/>
          </draw:line>
          <draw:line draw:style-name="gr7" draw:text-style-name="P1" draw:layer="layout" svg:x1="13.967cm" svg:y1="16.582cm" svg:x2="17.914cm" svg:y2="14.589cm">
            <text:p/>
          </draw:line>
          <draw:line draw:style-name="gr7" draw:text-style-name="P1" draw:layer="layout" svg:x1="14.025cm" svg:y1="16.592cm" svg:x2="16.144cm" svg:y2="13.487cm">
            <text:p/>
          </draw:line>
          <draw:line draw:style-name="gr6" draw:text-style-name="P1" draw:layer="layout" svg:x1="7.908cm" svg:y1="11.488cm" svg:x2="11.855cm" svg:y2="13.481cm">
            <text:p/>
          </draw:line>
          <draw:line draw:style-name="gr7" draw:text-style-name="P1" draw:layer="layout" svg:x1="7.948cm" svg:y1="11.519cm" svg:x2="10.067cm" svg:y2="14.624cm">
            <text:p/>
          </draw:line>
          <draw:line draw:style-name="gr7" draw:text-style-name="P1" draw:layer="layout" svg:x1="11.902cm" svg:y1="13.471cm" svg:x2="14.021cm" svg:y2="10.366cm">
            <text:p/>
          </draw:line>
          <draw:line draw:style-name="gr7" draw:text-style-name="P1" draw:layer="layout" svg:x1="14.011cm" svg:y1="10.385cm" svg:x2="16.13cm" svg:y2="13.49cm">
            <text:p/>
          </draw:line>
          <draw:line draw:style-name="gr7" draw:text-style-name="P1" draw:layer="layout" svg:x1="16.148cm" svg:y1="13.499cm" svg:x2="20.095cm" svg:y2="11.506cm">
            <text:p/>
          </draw:line>
          <draw:line draw:style-name="gr7" draw:text-style-name="P1" draw:layer="layout" svg:x1="17.902cm" svg:y1="14.597cm" svg:x2="20.075cm" svg:y2="11.476cm">
            <text:p/>
          </draw:line>
          <draw:line draw:style-name="gr7" draw:text-style-name="P1" draw:layer="layout" svg:x1="7.95cm" svg:y1="11.504cm" svg:x2="10.073cm" svg:y2="8.393cm">
            <text:p/>
          </draw:line>
          <draw:line draw:style-name="gr7" draw:text-style-name="P1" draw:layer="layout" svg:x1="10.07cm" svg:y1="8.405cm" svg:x2="14.017cm" svg:y2="10.398cm">
            <text:p/>
          </draw:line>
          <draw:line draw:style-name="gr7" draw:text-style-name="P1" draw:layer="layout" svg:x1="17.921cm" svg:y1="8.412cm" svg:x2="20.04cm" svg:y2="11.517cm">
            <text:p/>
          </draw:line>
          <draw:line draw:style-name="gr7" draw:text-style-name="P1" draw:layer="layout" svg:x1="13.948cm" svg:y1="10.415cm" svg:x2="17.895cm" svg:y2="8.422cm">
            <text:p/>
          </draw:line>
          <draw:line draw:style-name="gr7" draw:text-style-name="P1" draw:layer="layout" svg:x1="10.113cm" svg:y1="8.402cm" svg:x2="13.992cm" svg:y2="6.454cm">
            <text:p/>
          </draw:line>
          <draw:line draw:style-name="gr7" draw:text-style-name="P1" draw:layer="layout" svg:x1="13.944cm" svg:y1="6.432cm" svg:x2="17.891cm" svg:y2="8.425cm">
            <text:p/>
          </draw:line>
          <draw:line draw:style-name="gr9" draw:text-style-name="P1" draw:layer="layout" svg:x1="13.997cm" svg:y1="16.522cm" svg:x2="13.997cm" svg:y2="16.65cm">
            <text:p/>
          </draw:line>
        </draw:g>
        <draw:line draw:style-name="gr8" draw:text-style-name="P1" draw:layer="layout" svg:x1="15.813cm" svg:y1="11.378cm" svg:x2="8.327cm" svg:y2="7.568cm">
          <text:p/>
        </draw:line>
        <draw:line draw:style-name="gr8" draw:text-style-name="P1" draw:layer="layout" svg:x1="20.313cm" svg:y1="9.678cm" svg:x2="12.827cm" svg:y2="5.868cm">
          <text:p/>
        </draw:line>
        <draw:line draw:style-name="gr8" draw:text-style-name="P1" draw:layer="layout" svg:x1="14.113cm" svg:y1="14.678cm" svg:x2="6.627cm" svg:y2="10.868cm">
          <text:p/>
        </draw:line>
        <draw:line draw:style-name="gr8" draw:text-style-name="P1" draw:layer="layout" svg:x1="16.013cm" svg:y1="17.578cm" svg:x2="8.527cm" svg:y2="13.768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>
        <office:forms form:automatic-focus="false" form:apply-design-mode="false"/>
        <draw:g>
          <draw:line draw:style-name="gr6" draw:text-style-name="P1" draw:layer="layout" svg:x1="10.066cm" svg:y1="14.577cm" svg:x2="14.013cm" svg:y2="16.57cm">
            <text:p/>
          </draw:line>
          <draw:line draw:style-name="gr6" draw:text-style-name="P1" draw:layer="layout" svg:x1="11.865cm" svg:y1="13.475cm" svg:x2="13.984cm" svg:y2="16.58cm">
            <text:p/>
          </draw:line>
          <draw:line draw:style-name="gr7" draw:text-style-name="P1" draw:layer="layout" svg:x1="13.966cm" svg:y1="16.57cm" svg:x2="17.913cm" svg:y2="14.577cm">
            <text:p/>
          </draw:line>
          <draw:line draw:style-name="gr7" draw:text-style-name="P1" draw:layer="layout" svg:x1="14.024cm" svg:y1="16.58cm" svg:x2="16.143cm" svg:y2="13.475cm">
            <text:p/>
          </draw:line>
          <draw:line draw:style-name="gr6" draw:text-style-name="P1" draw:layer="layout" svg:x1="7.907cm" svg:y1="11.476cm" svg:x2="11.854cm" svg:y2="13.469cm">
            <text:p/>
          </draw:line>
          <draw:line draw:style-name="gr7" draw:text-style-name="P1" draw:layer="layout" svg:x1="7.947cm" svg:y1="11.507cm" svg:x2="10.066cm" svg:y2="14.612cm">
            <text:p/>
          </draw:line>
          <draw:line draw:style-name="gr7" draw:text-style-name="P1" draw:layer="layout" svg:x1="11.901cm" svg:y1="13.459cm" svg:x2="14.02cm" svg:y2="10.354cm">
            <text:p/>
          </draw:line>
          <draw:line draw:style-name="gr7" draw:text-style-name="P1" draw:layer="layout" svg:x1="14.01cm" svg:y1="10.373cm" svg:x2="16.129cm" svg:y2="13.478cm">
            <text:p/>
          </draw:line>
          <draw:line draw:style-name="gr7" draw:text-style-name="P1" draw:layer="layout" svg:x1="16.147cm" svg:y1="13.487cm" svg:x2="20.094cm" svg:y2="11.494cm">
            <text:p/>
          </draw:line>
          <draw:line draw:style-name="gr7" draw:text-style-name="P1" draw:layer="layout" svg:x1="17.901cm" svg:y1="14.585cm" svg:x2="20.074cm" svg:y2="11.464cm">
            <text:p/>
          </draw:line>
          <draw:line draw:style-name="gr7" draw:text-style-name="P1" draw:layer="layout" svg:x1="7.949cm" svg:y1="11.492cm" svg:x2="10.072cm" svg:y2="8.381cm">
            <text:p/>
          </draw:line>
          <draw:line draw:style-name="gr7" draw:text-style-name="P1" draw:layer="layout" svg:x1="10.069cm" svg:y1="8.393cm" svg:x2="14.016cm" svg:y2="10.386cm">
            <text:p/>
          </draw:line>
          <draw:line draw:style-name="gr7" draw:text-style-name="P1" draw:layer="layout" svg:x1="17.92cm" svg:y1="8.4cm" svg:x2="20.039cm" svg:y2="11.505cm">
            <text:p/>
          </draw:line>
          <draw:line draw:style-name="gr7" draw:text-style-name="P1" draw:layer="layout" svg:x1="13.947cm" svg:y1="10.403cm" svg:x2="17.894cm" svg:y2="8.41cm">
            <text:p/>
          </draw:line>
          <draw:line draw:style-name="gr7" draw:text-style-name="P1" draw:layer="layout" svg:x1="10.112cm" svg:y1="8.39cm" svg:x2="13.991cm" svg:y2="6.442cm">
            <text:p/>
          </draw:line>
          <draw:line draw:style-name="gr7" draw:text-style-name="P1" draw:layer="layout" svg:x1="13.943cm" svg:y1="6.42cm" svg:x2="17.89cm" svg:y2="8.413cm">
            <text:p/>
          </draw:line>
          <draw:line draw:style-name="gr9" draw:text-style-name="P1" draw:layer="layout" svg:x1="13.996cm" svg:y1="16.51cm" svg:x2="13.996cm" svg:y2="16.638cm">
            <text:p/>
          </draw:line>
        </draw:g>
        <draw:frame presentation:style-name="pr2" draw:layer="layout" svg:width="25.199cm" svg:height="3.506cm" svg:x="1.402cm" svg:y="0.837cm" presentation:class="title" presentation:user-transformed="true">
          <draw:text-box>
            <text:p>Draw a Four Dimensional Cube</text:p>
          </draw:text-box>
        </draw:frame>
        <draw:frame presentation:style-name="pr1" draw:text-style-name="P3" draw:layer="layout" svg:width="25.199cm" svg:height="13.859cm" svg:x="1.402cm" svg:y="4.914cm" presentation:class="outline" presentation:user-transformed="true">
          <draw:text-box>
            <text:p text:style-name="P2"><text:span text:style-name="T1">Draw square by squ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3.859cm" svg:x="1.402cm" svg:y="4.914cm" presentation:class="outline" presentation:user-transformed="true">
          <draw:text-box>
            <text:list text:style-name="L1">
              <text:list-item>
                <text:p text:style-name="P2"><text:span text:style-name="T1">Start with the baselines.</text:span></text:p>
              </text:list-item>
              <text:list-item>
                <text:p text:style-name="P2"><text:span text:style-name="T2">Draw each square side using the baselines as guidelines.</text:span></text:p>
              </text:list-item>
            </text:list>
          </draw:text-box>
        </draw:frame>
        <draw:line draw:style-name="gr1" draw:text-style-name="P1" draw:layer="layout" svg:x1="10.067cm" svg:y1="14.578cm" svg:x2="14.014cm" svg:y2="16.571cm">
          <text:p/>
        </draw:line>
        <draw:line draw:style-name="gr1" draw:text-style-name="P1" draw:layer="layout" svg:x1="11.866cm" svg:y1="13.476cm" svg:x2="13.985cm" svg:y2="16.581cm">
          <text:p/>
        </draw:line>
        <draw:line draw:style-name="gr4" draw:text-style-name="P1" draw:layer="layout" svg:x1="13.967cm" svg:y1="16.571cm" svg:x2="17.914cm" svg:y2="14.578cm">
          <text:p/>
        </draw:line>
        <draw:line draw:style-name="gr4" draw:text-style-name="P1" draw:layer="layout" svg:x1="14.025cm" svg:y1="16.581cm" svg:x2="16.144cm" svg:y2="13.476cm">
          <text:p/>
        </draw:line>
        <draw:frame presentation:style-name="pr2" draw:layer="layout" svg:width="25.199cm" svg:height="3.506cm" svg:x="1.403cm" svg:y="0.837cm" presentation:class="title" presentation:user-transformed="true">
          <draw:text-box>
            <text:p>Draw a Four Dimensional Cube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4" draw:text-style-name="P1" draw:layer="layout" svg:x1="7.948cm" svg:y1="11.507cm" svg:x2="10.067cm" svg:y2="14.612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4" draw:text-style-name="P1" draw:layer="layout" svg:x1="11.901cm" svg:y1="13.459cm" svg:x2="14.02cm" svg:y2="10.354cm">
          <text:p/>
        </draw:line>
        <draw:line draw:style-name="gr4" draw:text-style-name="P1" draw:layer="layout" svg:x1="14.01cm" svg:y1="10.373cm" svg:x2="16.129cm" svg:y2="13.478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7cm" svg:y1="11.476cm" svg:x2="11.854cm" svg:y2="13.469cm">
          <text:p/>
        </draw:line>
        <draw:line draw:style-name="gr7" draw:text-style-name="P1" draw:layer="layout" svg:x1="7.947cm" svg:y1="11.507cm" svg:x2="10.066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7" draw:text-style-name="P1" draw:layer="layout" svg:x1="14.01cm" svg:y1="10.373cm" svg:x2="16.129cm" svg:y2="13.478cm">
          <text:p/>
        </draw:line>
        <draw:line draw:style-name="gr4" draw:text-style-name="P1" draw:layer="layout" svg:x1="16.148cm" svg:y1="13.488cm" svg:x2="20.095cm" svg:y2="11.495cm">
          <text:p/>
        </draw:line>
        <draw:line draw:style-name="gr4" draw:text-style-name="P1" draw:layer="layout" svg:x1="17.902cm" svg:y1="14.586cm" svg:x2="20.075cm" svg:y2="11.465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7" draw:text-style-name="P1" draw:layer="layout" svg:x1="11.902cm" svg:y1="13.459cm" svg:x2="14.021cm" svg:y2="10.354cm">
          <text:p/>
        </draw:line>
        <draw:line draw:style-name="gr7" draw:text-style-name="P1" draw:layer="layout" svg:x1="14.011cm" svg:y1="10.373cm" svg:x2="16.13cm" svg:y2="13.478cm">
          <text:p/>
        </draw:line>
        <draw:line draw:style-name="gr7" draw:text-style-name="P1" draw:layer="layout" svg:x1="16.148cm" svg:y1="13.487cm" svg:x2="20.095cm" svg:y2="11.494cm">
          <text:p/>
        </draw:line>
        <draw:line draw:style-name="gr7" draw:text-style-name="P1" draw:layer="layout" svg:x1="17.902cm" svg:y1="14.585cm" svg:x2="20.075cm" svg:y2="11.464cm">
          <text:p/>
        </draw:line>
        <draw:line draw:style-name="gr4" draw:text-style-name="P1" draw:layer="layout" svg:x1="7.95cm" svg:y1="11.493cm" svg:x2="10.073cm" svg:y2="8.382cm">
          <text:p/>
        </draw:line>
        <draw:line draw:style-name="gr4" draw:text-style-name="P1" draw:layer="layout" svg:x1="10.07cm" svg:y1="8.394cm" svg:x2="14.017cm" svg:y2="10.387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7cm" svg:x2="11.855cm" svg:y2="13.47cm">
          <text:p/>
        </draw:line>
        <draw:line draw:style-name="gr7" draw:text-style-name="P1" draw:layer="layout" svg:x1="7.948cm" svg:y1="11.508cm" svg:x2="10.067cm" svg:y2="14.613cm">
          <text:p/>
        </draw:line>
        <draw:line draw:style-name="gr7" draw:text-style-name="P1" draw:layer="layout" svg:x1="11.902cm" svg:y1="13.46cm" svg:x2="14.021cm" svg:y2="10.355cm">
          <text:p/>
        </draw:line>
        <draw:line draw:style-name="gr7" draw:text-style-name="P1" draw:layer="layout" svg:x1="7.95cm" svg:y1="11.493cm" svg:x2="10.073cm" svg:y2="8.382cm">
          <text:p/>
        </draw:line>
        <draw:line draw:style-name="gr7" draw:text-style-name="P1" draw:layer="layout" svg:x1="10.07cm" svg:y1="8.394cm" svg:x2="14.017cm" svg:y2="10.387cm">
          <text:p/>
        </draw:line>
        <draw:line draw:style-name="gr7" draw:text-style-name="P1" draw:layer="layout" svg:x1="16.149cm" svg:y1="13.488cm" svg:x2="20.096cm" svg:y2="11.495cm">
          <text:p/>
        </draw:line>
        <draw:line draw:style-name="gr7" draw:text-style-name="P1" draw:layer="layout" svg:x1="17.903cm" svg:y1="14.586cm" svg:x2="20.076cm" svg:y2="11.465cm">
          <text:p/>
        </draw:line>
        <draw:line draw:style-name="gr7" draw:text-style-name="P1" draw:layer="layout" svg:x1="14.012cm" svg:y1="10.374cm" svg:x2="16.131cm" svg:y2="13.479cm">
          <text:p/>
        </draw:line>
        <draw:line draw:style-name="gr4" draw:text-style-name="P1" draw:layer="layout" svg:x1="17.92cm" svg:y1="8.401cm" svg:x2="20.039cm" svg:y2="11.506cm">
          <text:p/>
        </draw:line>
        <draw:line draw:style-name="gr4" draw:text-style-name="P1" draw:layer="layout" svg:x1="13.947cm" svg:y1="10.404cm" svg:x2="17.894cm" svg:y2="8.411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0">
        <office:forms form:automatic-focus="false" form:apply-design-mode="false"/>
        <draw:line draw:style-name="gr3" draw:text-style-name="P1" draw:layer="layout" svg:x1="10.066cm" svg:y1="14.577cm" svg:x2="14.013cm" svg:y2="16.57cm">
          <text:p/>
        </draw:line>
        <draw:line draw:style-name="gr3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line draw:style-name="gr3" draw:text-style-name="P1" draw:layer="layout" svg:x1="7.907cm" svg:y1="11.476cm" svg:x2="11.854cm" svg:y2="13.469cm">
          <text:p/>
        </draw:line>
        <draw:line draw:style-name="gr5" draw:text-style-name="P1" draw:layer="layout" svg:x1="7.947cm" svg:y1="11.507cm" svg:x2="10.066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16.147cm" svg:y1="13.487cm" svg:x2="20.094cm" svg:y2="11.494cm">
          <text:p/>
        </draw:line>
        <draw:line draw:style-name="gr5" draw:text-style-name="P1" draw:layer="layout" svg:x1="17.901cm" svg:y1="14.585cm" svg:x2="20.074cm" svg:y2="11.464cm">
          <text:p/>
        </draw:line>
        <draw:line draw:style-name="gr5" draw:text-style-name="P1" draw:layer="layout" svg:x1="7.949cm" svg:y1="11.492cm" svg:x2="10.072cm" svg:y2="8.381cm">
          <text:p/>
        </draw:line>
        <draw:line draw:style-name="gr5" draw:text-style-name="P1" draw:layer="layout" svg:x1="10.069cm" svg:y1="8.393cm" svg:x2="14.016cm" svg:y2="10.386cm">
          <text:p/>
        </draw:line>
        <draw:line draw:style-name="gr5" draw:text-style-name="P1" draw:layer="layout" svg:x1="17.92cm" svg:y1="8.4cm" svg:x2="20.039cm" svg:y2="11.505cm">
          <text:p/>
        </draw:line>
        <draw:line draw:style-name="gr5" draw:text-style-name="P1" draw:layer="layout" svg:x1="13.947cm" svg:y1="10.403cm" svg:x2="17.894cm" svg:y2="8.41cm">
          <text:p/>
        </draw:line>
        <draw:line draw:style-name="gr4" draw:text-style-name="P1" draw:layer="layout" svg:x1="10.112cm" svg:y1="8.39cm" svg:x2="13.991cm" svg:y2="6.442cm">
          <text:p/>
        </draw:line>
        <draw:line draw:style-name="gr4" draw:text-style-name="P1" draw:layer="layout" svg:x1="13.943cm" svg:y1="6.42cm" svg:x2="17.89cm" svg:y2="8.413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0">
        <office:forms form:automatic-focus="false" form:apply-design-mode="false"/>
        <draw:line draw:style-name="gr3" draw:text-style-name="P1" draw:layer="layout" svg:x1="10.066cm" svg:y1="14.577cm" svg:x2="14.013cm" svg:y2="16.57cm">
          <text:p/>
        </draw:line>
        <draw:line draw:style-name="gr3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line draw:style-name="gr3" draw:text-style-name="P1" draw:layer="layout" svg:x1="7.907cm" svg:y1="11.476cm" svg:x2="11.854cm" svg:y2="13.469cm">
          <text:p/>
        </draw:line>
        <draw:line draw:style-name="gr5" draw:text-style-name="P1" draw:layer="layout" svg:x1="7.947cm" svg:y1="11.507cm" svg:x2="10.066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16.147cm" svg:y1="13.487cm" svg:x2="20.094cm" svg:y2="11.494cm">
          <text:p/>
        </draw:line>
        <draw:line draw:style-name="gr5" draw:text-style-name="P1" draw:layer="layout" svg:x1="17.901cm" svg:y1="14.585cm" svg:x2="20.074cm" svg:y2="11.464cm">
          <text:p/>
        </draw:line>
        <draw:line draw:style-name="gr5" draw:text-style-name="P1" draw:layer="layout" svg:x1="7.949cm" svg:y1="11.492cm" svg:x2="10.072cm" svg:y2="8.381cm">
          <text:p/>
        </draw:line>
        <draw:line draw:style-name="gr5" draw:text-style-name="P1" draw:layer="layout" svg:x1="10.069cm" svg:y1="8.393cm" svg:x2="14.016cm" svg:y2="10.386cm">
          <text:p/>
        </draw:line>
        <draw:line draw:style-name="gr5" draw:text-style-name="P1" draw:layer="layout" svg:x1="17.92cm" svg:y1="8.4cm" svg:x2="20.039cm" svg:y2="11.505cm">
          <text:p/>
        </draw:line>
        <draw:line draw:style-name="gr5" draw:text-style-name="P1" draw:layer="layout" svg:x1="13.947cm" svg:y1="10.403cm" svg:x2="17.894cm" svg:y2="8.41cm">
          <text:p/>
        </draw:line>
        <draw:line draw:style-name="gr5" draw:text-style-name="P1" draw:layer="layout" svg:x1="10.112cm" svg:y1="8.39cm" svg:x2="13.991cm" svg:y2="6.442cm">
          <text:p/>
        </draw:line>
        <draw:line draw:style-name="gr5" draw:text-style-name="P1" draw:layer="layout" svg:x1="13.943cm" svg:y1="6.42cm" svg:x2="17.89cm" svg:y2="8.413cm">
          <text:p/>
        </draw:lin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4" draw:text-style-name="P1" draw:layer="layout" svg:x1="13.966cm" svg:y1="16.57cm" svg:x2="17.913cm" svg:y2="14.577cm">
          <text:p/>
        </draw:line>
        <draw:line draw:style-name="gr4" draw:text-style-name="P1" draw:layer="layout" svg:x1="14.024cm" svg:y1="16.58cm" svg:x2="16.143cm" svg:y2="13.475cm">
          <text:p/>
        </draw:line>
        <draw:line draw:style-name="gr1" draw:text-style-name="P1" draw:layer="layout" svg:x1="7.907cm" svg:y1="11.476cm" svg:x2="11.854cm" svg:y2="13.469cm">
          <text:p/>
        </draw:line>
        <draw:line draw:style-name="gr4" draw:text-style-name="P1" draw:layer="layout" svg:x1="7.947cm" svg:y1="11.507cm" svg:x2="10.066cm" svg:y2="14.612cm">
          <text:p/>
        </draw:line>
        <draw:line draw:style-name="gr4" draw:text-style-name="P1" draw:layer="layout" svg:x1="11.901cm" svg:y1="13.459cm" svg:x2="14.02cm" svg:y2="10.354cm">
          <text:p/>
        </draw:line>
        <draw:line draw:style-name="gr4" draw:text-style-name="P1" draw:layer="layout" svg:x1="14.01cm" svg:y1="10.373cm" svg:x2="16.129cm" svg:y2="13.478cm">
          <text:p/>
        </draw:line>
        <draw:line draw:style-name="gr4" draw:text-style-name="P1" draw:layer="layout" svg:x1="16.147cm" svg:y1="13.487cm" svg:x2="20.094cm" svg:y2="11.494cm">
          <text:p/>
        </draw:line>
        <draw:line draw:style-name="gr4" draw:text-style-name="P1" draw:layer="layout" svg:x1="17.901cm" svg:y1="14.585cm" svg:x2="20.074cm" svg:y2="11.464cm">
          <text:p/>
        </draw:line>
        <draw:line draw:style-name="gr4" draw:text-style-name="P1" draw:layer="layout" svg:x1="7.949cm" svg:y1="11.492cm" svg:x2="10.072cm" svg:y2="8.381cm">
          <text:p/>
        </draw:line>
        <draw:line draw:style-name="gr4" draw:text-style-name="P1" draw:layer="layout" svg:x1="10.069cm" svg:y1="8.393cm" svg:x2="14.016cm" svg:y2="10.386cm">
          <text:p/>
        </draw:line>
        <draw:line draw:style-name="gr4" draw:text-style-name="P1" draw:layer="layout" svg:x1="17.92cm" svg:y1="8.4cm" svg:x2="20.039cm" svg:y2="11.505cm">
          <text:p/>
        </draw:line>
        <draw:line draw:style-name="gr4" draw:text-style-name="P1" draw:layer="layout" svg:x1="13.947cm" svg:y1="10.403cm" svg:x2="17.894cm" svg:y2="8.41cm">
          <text:p/>
        </draw:line>
        <draw:line draw:style-name="gr4" draw:text-style-name="P1" draw:layer="layout" svg:x1="10.112cm" svg:y1="8.39cm" svg:x2="13.991cm" svg:y2="6.442cm">
          <text:p/>
        </draw:line>
        <draw:line draw:style-name="gr4" draw:text-style-name="P1" draw:layer="layout" svg:x1="13.943cm" svg:y1="6.42cm" svg:x2="17.89cm" svg:y2="8.413cm">
          <text:p/>
        </draw:line>
        <draw:frame presentation:style-name="pr2" draw:layer="layout" svg:width="25.199cm" svg:height="3.506cm" svg:x="1.403cm" svg:y="0.837cm" presentation:class="title" presentation:user-transformed="true">
          <draw:text-box>
            <text:p>A Four Dimensional Cube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3.859cm" svg:x="1.402cm" svg:y="4.914cm" presentation:class="outline" presentation:user-transformed="true">
          <draw:text-box>
            <text:p text:style-name="P2"><text:span text:style-name="T2">Next, draw a four dimensional cube, square by square and cube by cube.</text:span></text:p>
            <text:p text:style-name="P2"><text:span text:style-name="T1">Start with 3 of the 4 baselines, and draw a cube.</text:span></text:p>
          </draw:text-box>
        </draw:frame>
        <draw:line draw:style-name="gr1" draw:text-style-name="P1" draw:layer="layout" svg:x1="10.067cm" svg:y1="14.578cm" svg:x2="14.014cm" svg:y2="16.571cm">
          <text:p/>
        </draw:line>
        <draw:line draw:style-name="gr1" draw:text-style-name="P1" draw:layer="layout" svg:x1="11.866cm" svg:y1="13.476cm" svg:x2="13.985cm" svg:y2="16.581cm">
          <text:p/>
        </draw:line>
        <draw:line draw:style-name="gr4" draw:text-style-name="P1" draw:layer="layout" svg:x1="14.025cm" svg:y1="16.581cm" svg:x2="16.144cm" svg:y2="13.47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4" draw:text-style-name="P1" draw:layer="layout" svg:x1="7.948cm" svg:y1="11.507cm" svg:x2="10.067cm" svg:y2="14.61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4" draw:text-style-name="P1" draw:layer="layout" svg:x1="11.901cm" svg:y1="13.459cm" svg:x2="14.02cm" svg:y2="10.354cm">
          <text:p/>
        </draw:line>
        <draw:line draw:style-name="gr4" draw:text-style-name="P1" draw:layer="layout" svg:x1="14.01cm" svg:y1="10.373cm" svg:x2="16.129cm" svg:y2="13.47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4" draw:text-style-name="P1" draw:layer="layout" svg:x1="7.95cm" svg:y1="11.493cm" svg:x2="10.073cm" svg:y2="8.382cm">
          <text:p/>
        </draw:line>
        <draw:line draw:style-name="gr4" draw:text-style-name="P1" draw:layer="layout" svg:x1="10.07cm" svg:y1="8.394cm" svg:x2="14.017cm" svg:y2="10.38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line draw:style-name="gr10" draw:text-style-name="P1" draw:layer="layout" svg:x1="10.066cm" svg:y1="14.577cm" svg:x2="14.013cm" svg:y2="16.57cm">
          <text:p/>
        </draw:line>
        <draw:line draw:style-name="gr10" draw:text-style-name="P1" draw:layer="layout" svg:x1="11.865cm" svg:y1="13.475cm" svg:x2="13.984cm" svg:y2="16.58cm">
          <text:p/>
        </draw:line>
        <draw:line draw:style-name="gr11" draw:text-style-name="P1" draw:layer="layout" svg:x1="14.024cm" svg:y1="16.58cm" svg:x2="16.143cm" svg:y2="13.475cm">
          <text:p/>
        </draw:line>
        <draw:line draw:style-name="gr10" draw:text-style-name="P1" draw:layer="layout" svg:x1="7.908cm" svg:y1="11.476cm" svg:x2="11.855cm" svg:y2="13.469cm">
          <text:p/>
        </draw:line>
        <draw:line draw:style-name="gr11" draw:text-style-name="P1" draw:layer="layout" svg:x1="7.948cm" svg:y1="11.507cm" svg:x2="10.067cm" svg:y2="14.612cm">
          <text:p/>
        </draw:line>
        <draw:line draw:style-name="gr12" draw:text-style-name="P1" draw:layer="layout" svg:x1="11.901cm" svg:y1="13.459cm" svg:x2="14.02cm" svg:y2="10.354cm">
          <text:p/>
        </draw:line>
        <draw:line draw:style-name="gr12" draw:text-style-name="P1" draw:layer="layout" svg:x1="14.01cm" svg:y1="10.373cm" svg:x2="16.129cm" svg:y2="13.478cm">
          <text:p/>
        </draw:line>
        <draw:line draw:style-name="gr4" draw:text-style-name="P1" draw:layer="layout" svg:x1="7.95cm" svg:y1="11.493cm" svg:x2="10.073cm" svg:y2="8.382cm">
          <text:p/>
        </draw:line>
        <draw:line draw:style-name="gr4" draw:text-style-name="P1" draw:layer="layout" svg:x1="10.07cm" svg:y1="8.394cm" svg:x2="14.017cm" svg:y2="10.387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The left 3D cube side.</text:span></text:p>
          </draw:text-box>
        </draw:frame>
        <draw:line draw:style-name="gr8" draw:text-style-name="P1" draw:layer="layout" svg:x1="14.013cm" svg:y1="14.578cm" svg:x2="6.527cm" svg:y2="10.768cm">
          <text:p/>
        </draw:line>
        <draw:line draw:style-name="gr8" draw:text-style-name="P1" draw:layer="layout" svg:x1="15.713cm" svg:y1="11.278cm" svg:x2="8.227cm" svg:y2="7.468cm">
          <text:p/>
        </draw:line>
        <draw:line draw:style-name="gr8" draw:text-style-name="P1" draw:layer="layout" svg:x1="15.813cm" svg:y1="17.478cm" svg:x2="8.327cm" svg:y2="13.66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11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draw:frame presentation:style-name="pr1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Draw the forth dimensional baseli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draw:line draw:style-name="gr4" draw:text-style-name="P1" draw:layer="layout" svg:x1="16.148cm" svg:y1="13.488cm" svg:x2="20.095cm" svg:y2="11.495cm">
          <text:p/>
        </draw:line>
        <draw:line draw:style-name="gr4" draw:text-style-name="P1" draw:layer="layout" svg:x1="17.902cm" svg:y1="14.586cm" svg:x2="20.075cm" svg:y2="11.465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the forth dimensional square sid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draw:line draw:style-name="gr5" draw:text-style-name="P1" draw:layer="layout" svg:x1="16.148cm" svg:y1="13.488cm" svg:x2="20.095cm" svg:y2="11.495cm">
          <text:p/>
        </draw:line>
        <draw:line draw:style-name="gr5" draw:text-style-name="P1" draw:layer="layout" svg:x1="17.902cm" svg:y1="14.586cm" svg:x2="20.075cm" svg:y2="11.465cm">
          <text:p/>
        </draw:line>
        <draw:line draw:style-name="gr4" draw:text-style-name="P1" draw:layer="layout" svg:x1="17.92cm" svg:y1="8.401cm" svg:x2="20.039cm" svg:y2="11.506cm">
          <text:p/>
        </draw:line>
        <draw:line draw:style-name="gr4" draw:text-style-name="P1" draw:layer="layout" svg:x1="13.947cm" svg:y1="10.404cm" svg:x2="17.894cm" svg:y2="8.41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draw:line draw:style-name="gr5" draw:text-style-name="P1" draw:layer="layout" svg:x1="16.148cm" svg:y1="13.488cm" svg:x2="20.095cm" svg:y2="11.495cm">
          <text:p/>
        </draw:line>
        <draw:line draw:style-name="gr5" draw:text-style-name="P1" draw:layer="layout" svg:x1="17.902cm" svg:y1="14.586cm" svg:x2="20.075cm" svg:y2="11.465cm">
          <text:p/>
        </draw:line>
        <draw:line draw:style-name="gr5" draw:text-style-name="P1" draw:layer="layout" svg:x1="17.92cm" svg:y1="8.401cm" svg:x2="20.039cm" svg:y2="11.506cm">
          <text:p/>
        </draw:line>
        <draw:line draw:style-name="gr5" draw:text-style-name="P1" draw:layer="layout" svg:x1="13.947cm" svg:y1="10.404cm" svg:x2="17.894cm" svg:y2="8.411cm">
          <text:p/>
        </draw:line>
        <draw:line draw:style-name="gr4" draw:text-style-name="P1" draw:layer="layout" svg:x1="10.112cm" svg:y1="8.391cm" svg:x2="13.991cm" svg:y2="6.443cm">
          <text:p/>
        </draw:line>
        <draw:line draw:style-name="gr4" draw:text-style-name="P1" draw:layer="layout" svg:x1="13.943cm" svg:y1="6.421cm" svg:x2="17.89cm" svg:y2="8.41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11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draw:line draw:style-name="gr12" draw:text-style-name="P1" draw:layer="layout" svg:x1="16.148cm" svg:y1="13.488cm" svg:x2="20.095cm" svg:y2="11.495cm">
          <text:p/>
        </draw:line>
        <draw:line draw:style-name="gr12" draw:text-style-name="P1" draw:layer="layout" svg:x1="17.902cm" svg:y1="14.586cm" svg:x2="20.075cm" svg:y2="11.465cm">
          <text:p/>
        </draw:line>
        <draw:line draw:style-name="gr12" draw:text-style-name="P1" draw:layer="layout" svg:x1="17.92cm" svg:y1="8.401cm" svg:x2="20.039cm" svg:y2="11.506cm">
          <text:p/>
        </draw:line>
        <draw:line draw:style-name="gr12" draw:text-style-name="P1" draw:layer="layout" svg:x1="13.947cm" svg:y1="10.404cm" svg:x2="17.894cm" svg:y2="8.411cm">
          <text:p/>
        </draw:line>
        <draw:line draw:style-name="gr4" draw:text-style-name="P1" draw:layer="layout" svg:x1="10.112cm" svg:y1="8.391cm" svg:x2="13.991cm" svg:y2="6.443cm">
          <text:p/>
        </draw:line>
        <draw:line draw:style-name="gr4" draw:text-style-name="P1" draw:layer="layout" svg:x1="13.943cm" svg:y1="6.421cm" svg:x2="17.89cm" svg:y2="8.414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Forth dimensional square sid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line draw:style-name="gr10" draw:text-style-name="P1" draw:layer="layout" svg:x1="10.066cm" svg:y1="14.577cm" svg:x2="14.013cm" svg:y2="16.57cm">
          <text:p/>
        </draw:line>
        <draw:line draw:style-name="gr10" draw:text-style-name="P1" draw:layer="layout" svg:x1="11.865cm" svg:y1="13.475cm" svg:x2="13.984cm" svg:y2="16.58cm">
          <text:p/>
        </draw:line>
        <draw:line draw:style-name="gr13" draw:text-style-name="P1" draw:layer="layout" svg:x1="13.966cm" svg:y1="16.57cm" svg:x2="17.913cm" svg:y2="14.577cm">
          <text:p/>
        </draw:line>
        <draw:line draw:style-name="gr11" draw:text-style-name="P1" draw:layer="layout" svg:x1="14.024cm" svg:y1="16.58cm" svg:x2="16.143cm" svg:y2="13.475cm">
          <text:p/>
        </draw:line>
        <draw:line draw:style-name="gr10" draw:text-style-name="P1" draw:layer="layout" svg:x1="7.908cm" svg:y1="11.476cm" svg:x2="11.855cm" svg:y2="13.469cm">
          <text:p/>
        </draw:line>
        <draw:line draw:style-name="gr11" draw:text-style-name="P1" draw:layer="layout" svg:x1="7.948cm" svg:y1="11.507cm" svg:x2="10.067cm" svg:y2="14.612cm">
          <text:p/>
        </draw:line>
        <draw:line draw:style-name="gr12" draw:text-style-name="P1" draw:layer="layout" svg:x1="11.901cm" svg:y1="13.459cm" svg:x2="14.02cm" svg:y2="10.354cm">
          <text:p/>
        </draw:line>
        <draw:line draw:style-name="gr12" draw:text-style-name="P1" draw:layer="layout" svg:x1="14.01cm" svg:y1="10.373cm" svg:x2="16.129cm" svg:y2="13.478cm">
          <text:p/>
        </draw:line>
        <draw:line draw:style-name="gr12" draw:text-style-name="P1" draw:layer="layout" svg:x1="7.95cm" svg:y1="11.493cm" svg:x2="10.073cm" svg:y2="8.382cm">
          <text:p/>
        </draw:line>
        <draw:line draw:style-name="gr12" draw:text-style-name="P1" draw:layer="layout" svg:x1="10.07cm" svg:y1="8.394cm" svg:x2="14.017cm" svg:y2="10.387cm">
          <text:p/>
        </draw:line>
        <draw:line draw:style-name="gr5" draw:text-style-name="P1" draw:layer="layout" svg:x1="16.148cm" svg:y1="13.488cm" svg:x2="20.095cm" svg:y2="11.495cm">
          <text:p/>
        </draw:line>
        <draw:line draw:style-name="gr5" draw:text-style-name="P1" draw:layer="layout" svg:x1="17.902cm" svg:y1="14.586cm" svg:x2="20.075cm" svg:y2="11.465cm">
          <text:p/>
        </draw:line>
        <draw:line draw:style-name="gr5" draw:text-style-name="P1" draw:layer="layout" svg:x1="17.92cm" svg:y1="8.401cm" svg:x2="20.039cm" svg:y2="11.506cm">
          <text:p/>
        </draw:line>
        <draw:line draw:style-name="gr5" draw:text-style-name="P1" draw:layer="layout" svg:x1="13.947cm" svg:y1="10.404cm" svg:x2="17.894cm" svg:y2="8.411cm">
          <text:p/>
        </draw:line>
        <draw:line draw:style-name="gr5" draw:text-style-name="P1" draw:layer="layout" svg:x1="10.112cm" svg:y1="8.391cm" svg:x2="13.991cm" svg:y2="6.443cm">
          <text:p/>
        </draw:line>
        <draw:line draw:style-name="gr5" draw:text-style-name="P1" draw:layer="layout" svg:x1="13.943cm" svg:y1="6.421cm" svg:x2="17.89cm" svg:y2="8.414cm">
          <text:p/>
        </draw:line>
        <draw:frame presentation:style-name="pr1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Three dimensional cube sid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line draw:style-name="gr10" draw:text-style-name="P1" draw:layer="layout" svg:x1="10.066cm" svg:y1="14.577cm" svg:x2="14.013cm" svg:y2="16.57cm">
          <text:p/>
        </draw:line>
        <draw:line draw:style-name="gr14" draw:text-style-name="P1" draw:layer="layout" svg:x1="11.865cm" svg:y1="13.475cm" svg:x2="13.984cm" svg:y2="16.58cm">
          <text:p/>
        </draw:line>
        <draw:line draw:style-name="gr5" draw:text-style-name="P1" draw:layer="layout" svg:x1="14.024cm" svg:y1="16.57cm" svg:x2="17.971cm" svg:y2="14.577cm">
          <text:p/>
        </draw:line>
        <draw:line draw:style-name="gr12" draw:text-style-name="P1" draw:layer="layout" svg:x1="14.024cm" svg:y1="16.58cm" svg:x2="16.143cm" svg:y2="13.475cm">
          <text:p/>
        </draw:line>
        <draw:line draw:style-name="gr10" draw:text-style-name="P1" draw:layer="layout" svg:x1="7.908cm" svg:y1="11.476cm" svg:x2="11.855cm" svg:y2="13.469cm">
          <text:p/>
        </draw:line>
        <draw:line draw:style-name="gr11" draw:text-style-name="P1" draw:layer="layout" svg:x1="7.948cm" svg:y1="11.507cm" svg:x2="10.067cm" svg:y2="14.612cm">
          <text:p/>
        </draw:line>
        <draw:line draw:style-name="gr12" draw:text-style-name="P1" draw:layer="layout" svg:x1="11.901cm" svg:y1="13.459cm" svg:x2="14.02cm" svg:y2="10.354cm">
          <text:p/>
        </draw:line>
        <draw:line draw:style-name="gr12" draw:text-style-name="P1" draw:layer="layout" svg:x1="14.01cm" svg:y1="10.373cm" svg:x2="16.129cm" svg:y2="13.478cm">
          <text:p/>
        </draw:line>
        <draw:line draw:style-name="gr12" draw:text-style-name="P1" draw:layer="layout" svg:x1="7.95cm" svg:y1="11.493cm" svg:x2="10.073cm" svg:y2="8.382cm">
          <text:p/>
        </draw:line>
        <draw:line draw:style-name="gr12" draw:text-style-name="P1" draw:layer="layout" svg:x1="10.07cm" svg:y1="8.394cm" svg:x2="14.017cm" svg:y2="10.387cm">
          <text:p/>
        </draw:line>
        <draw:line draw:style-name="gr5" draw:text-style-name="P1" draw:layer="layout" svg:x1="16.148cm" svg:y1="13.488cm" svg:x2="20.095cm" svg:y2="11.495cm">
          <text:p/>
        </draw:line>
        <draw:line draw:style-name="gr5" draw:text-style-name="P1" draw:layer="layout" svg:x1="17.902cm" svg:y1="14.586cm" svg:x2="20.075cm" svg:y2="11.465cm">
          <text:p/>
        </draw:line>
        <draw:line draw:style-name="gr5" draw:text-style-name="P1" draw:layer="layout" svg:x1="17.92cm" svg:y1="8.401cm" svg:x2="20.039cm" svg:y2="11.506cm">
          <text:p/>
        </draw:line>
        <draw:line draw:style-name="gr5" draw:text-style-name="P1" draw:layer="layout" svg:x1="13.947cm" svg:y1="10.404cm" svg:x2="17.894cm" svg:y2="8.411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The left 3D cube side.</text:span></text:p>
          </draw:text-box>
        </draw:frame>
        <draw:line draw:style-name="gr7" draw:text-style-name="P1" draw:layer="layout" svg:x1="10.112cm" svg:y1="8.391cm" svg:x2="13.991cm" svg:y2="6.443cm">
          <text:p/>
        </draw:line>
        <draw:line draw:style-name="gr7" draw:text-style-name="P1" draw:layer="layout" svg:x1="13.943cm" svg:y1="6.421cm" svg:x2="17.89cm" svg:y2="8.414cm">
          <text:p/>
        </draw:line>
        <draw:line draw:style-name="gr8" draw:text-style-name="P1" draw:layer="layout" svg:x1="14.013cm" svg:y1="14.578cm" svg:x2="6.527cm" svg:y2="10.768cm">
          <text:p/>
        </draw:line>
        <draw:line draw:style-name="gr8" draw:text-style-name="P1" draw:layer="layout" svg:x1="15.713cm" svg:y1="11.278cm" svg:x2="8.227cm" svg:y2="7.468cm">
          <text:p/>
        </draw:line>
        <draw:line draw:style-name="gr8" draw:text-style-name="P1" draw:layer="layout" svg:x1="15.813cm" svg:y1="17.478cm" svg:x2="8.327cm" svg:y2="13.66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14" draw:text-style-name="P1" draw:layer="layout" svg:x1="11.865cm" svg:y1="13.475cm" svg:x2="13.984cm" svg:y2="16.58cm">
          <text:p/>
        </draw:line>
        <draw:line draw:style-name="gr12" draw:text-style-name="P1" draw:layer="layout" svg:x1="13.966cm" svg:y1="16.57cm" svg:x2="17.913cm" svg:y2="14.577cm">
          <text:p/>
        </draw:line>
        <draw:line draw:style-name="gr12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12" draw:text-style-name="P1" draw:layer="layout" svg:x1="11.901cm" svg:y1="13.459cm" svg:x2="14.02cm" svg:y2="10.354cm">
          <text:p/>
        </draw:line>
        <draw:line draw:style-name="gr12" draw:text-style-name="P1" draw:layer="layout" svg:x1="14.01cm" svg:y1="10.373cm" svg:x2="16.129cm" svg:y2="13.478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draw:line draw:style-name="gr12" draw:text-style-name="P1" draw:layer="layout" svg:x1="16.148cm" svg:y1="13.488cm" svg:x2="20.095cm" svg:y2="11.495cm">
          <text:p/>
        </draw:line>
        <draw:line draw:style-name="gr12" draw:text-style-name="P1" draw:layer="layout" svg:x1="17.902cm" svg:y1="14.586cm" svg:x2="20.075cm" svg:y2="11.465cm">
          <text:p/>
        </draw:line>
        <draw:line draw:style-name="gr4" draw:text-style-name="P1" draw:layer="layout" svg:x1="17.92cm" svg:y1="8.401cm" svg:x2="20.039cm" svg:y2="11.506cm">
          <text:p/>
        </draw:line>
        <draw:line draw:style-name="gr4" draw:text-style-name="P1" draw:layer="layout" svg:x1="13.947cm" svg:y1="10.404cm" svg:x2="17.894cm" svg:y2="8.411cm">
          <text:p/>
        </draw:line>
        <draw:frame presentation:style-name="pr1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The right 3D cube side.</text:span></text:p>
          </draw:text-box>
        </draw:frame>
        <draw:line draw:style-name="gr7" draw:text-style-name="P1" draw:layer="layout" svg:x1="10.112cm" svg:y1="8.391cm" svg:x2="13.991cm" svg:y2="6.443cm">
          <text:p/>
        </draw:line>
        <draw:line draw:style-name="gr7" draw:text-style-name="P1" draw:layer="layout" svg:x1="13.943cm" svg:y1="6.421cm" svg:x2="17.89cm" svg:y2="8.414cm">
          <text:p/>
        </draw:line>
        <draw:line draw:style-name="gr8" draw:text-style-name="P1" draw:layer="layout" svg:x1="19.813cm" svg:y1="13.568cm" svg:x2="12.327cm" svg:y2="17.378cm">
          <text:p/>
        </draw:line>
        <draw:line draw:style-name="gr8" draw:text-style-name="P1" draw:layer="layout" svg:x1="21.713cm" svg:y1="10.668cm" svg:x2="14.227cm" svg:y2="14.478cm">
          <text:p/>
        </draw:line>
        <draw:line draw:style-name="gr8" draw:text-style-name="P1" draw:layer="layout" svg:x1="19.613cm" svg:y1="7.568cm" svg:x2="12.127cm" svg:y2="11.37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7cm" svg:y1="11.476cm" svg:x2="11.854cm" svg:y2="13.469cm">
          <text:p/>
        </draw:line>
        <draw:line draw:style-name="gr7" draw:text-style-name="P1" draw:layer="layout" svg:x1="7.947cm" svg:y1="11.507cm" svg:x2="10.066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7" draw:text-style-name="P1" draw:layer="layout" svg:x1="14.01cm" svg:y1="10.373cm" svg:x2="16.129cm" svg:y2="13.478cm">
          <text:p/>
        </draw:line>
        <draw:line draw:style-name="gr7" draw:text-style-name="P1" draw:layer="layout" svg:x1="16.147cm" svg:y1="13.487cm" svg:x2="20.094cm" svg:y2="11.494cm">
          <text:p/>
        </draw:line>
        <draw:line draw:style-name="gr7" draw:text-style-name="P1" draw:layer="layout" svg:x1="17.901cm" svg:y1="14.585cm" svg:x2="20.074cm" svg:y2="11.464cm">
          <text:p/>
        </draw:line>
        <draw:line draw:style-name="gr7" draw:text-style-name="P1" draw:layer="layout" svg:x1="7.949cm" svg:y1="11.492cm" svg:x2="10.072cm" svg:y2="8.381cm">
          <text:p/>
        </draw:line>
        <draw:line draw:style-name="gr7" draw:text-style-name="P1" draw:layer="layout" svg:x1="10.069cm" svg:y1="8.393cm" svg:x2="14.016cm" svg:y2="10.386cm">
          <text:p/>
        </draw:line>
        <draw:line draw:style-name="gr7" draw:text-style-name="P1" draw:layer="layout" svg:x1="17.92cm" svg:y1="8.4cm" svg:x2="20.039cm" svg:y2="11.505cm">
          <text:p/>
        </draw:line>
        <draw:line draw:style-name="gr7" draw:text-style-name="P1" draw:layer="layout" svg:x1="13.947cm" svg:y1="10.403cm" svg:x2="17.894cm" svg:y2="8.41cm">
          <text:p/>
        </draw:line>
        <draw:line draw:style-name="gr7" draw:text-style-name="P1" draw:layer="layout" svg:x1="10.112cm" svg:y1="8.39cm" svg:x2="13.991cm" svg:y2="6.442cm">
          <text:p/>
        </draw:line>
        <draw:line draw:style-name="gr7" draw:text-style-name="P1" draw:layer="layout" svg:x1="13.943cm" svg:y1="6.42cm" svg:x2="17.89cm" svg:y2="8.41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3.859cm" svg:x="1.402cm" svg:y="4.914cm" presentation:class="outline" presentation:user-transformed="true">
          <draw:text-box>
            <text:p text:style-name="P2"><text:span text:style-name="T1">Only 2 instructions:</text:span></text:p>
            <text:list text:style-name="L3">
              <text:list-item>
                <text:p text:style-name="P2"><text:span text:style-name="T1">Start with the baselines.</text:span></text:p>
              </text:list-item>
              <text:list-item>
                <text:p text:style-name="P2"><text:span text:style-name="T2">Draw each square side using the baselines as guidelines.</text:span></text:p>
              </text:list-item>
            </text:list>
          </draw:text-box>
        </draw:frame>
        <draw:line draw:style-name="gr1" draw:text-style-name="P1" draw:layer="layout" svg:x1="10.067cm" svg:y1="14.578cm" svg:x2="14.014cm" svg:y2="16.571cm">
          <text:p/>
        </draw:line>
        <draw:line draw:style-name="gr1" draw:text-style-name="P1" draw:layer="layout" svg:x1="11.866cm" svg:y1="13.476cm" svg:x2="13.985cm" svg:y2="16.581cm">
          <text:p/>
        </draw:line>
        <draw:line draw:style-name="gr4" draw:text-style-name="P1" draw:layer="layout" svg:x1="13.967cm" svg:y1="16.571cm" svg:x2="17.914cm" svg:y2="14.578cm">
          <text:p/>
        </draw:line>
        <draw:line draw:style-name="gr4" draw:text-style-name="P1" draw:layer="layout" svg:x1="14.025cm" svg:y1="16.581cm" svg:x2="16.144cm" svg:y2="13.476cm">
          <text:p/>
        </draw:line>
        <draw:frame presentation:style-name="pr2" draw:layer="layout" svg:width="25.199cm" svg:height="3.506cm" svg:x="1.403cm" svg:y="0.837cm" presentation:class="title" presentation:user-transformed="true">
          <draw:text-box>
            <text:p>Again, Draw a 4D Cub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4" draw:text-style-name="P1" draw:layer="layout" svg:x1="7.948cm" svg:y1="11.507cm" svg:x2="10.067cm" svg:y2="14.61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4" draw:text-style-name="P1" draw:layer="layout" svg:x1="11.901cm" svg:y1="13.459cm" svg:x2="14.02cm" svg:y2="10.354cm">
          <text:p/>
        </draw:line>
        <draw:line draw:style-name="gr4" draw:text-style-name="P1" draw:layer="layout" svg:x1="14.01cm" svg:y1="10.373cm" svg:x2="16.129cm" svg:y2="13.47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7cm" svg:y1="11.476cm" svg:x2="11.854cm" svg:y2="13.469cm">
          <text:p/>
        </draw:line>
        <draw:line draw:style-name="gr7" draw:text-style-name="P1" draw:layer="layout" svg:x1="7.947cm" svg:y1="11.507cm" svg:x2="10.066cm" svg:y2="14.612cm">
          <text:p/>
        </draw:line>
        <draw:line draw:style-name="gr7" draw:text-style-name="P1" draw:layer="layout" svg:x1="11.901cm" svg:y1="13.459cm" svg:x2="14.02cm" svg:y2="10.354cm">
          <text:p/>
        </draw:line>
        <draw:line draw:style-name="gr7" draw:text-style-name="P1" draw:layer="layout" svg:x1="14.01cm" svg:y1="10.373cm" svg:x2="16.129cm" svg:y2="13.478cm">
          <text:p/>
        </draw:line>
        <draw:line draw:style-name="gr4" draw:text-style-name="P1" draw:layer="layout" svg:x1="16.148cm" svg:y1="13.488cm" svg:x2="20.095cm" svg:y2="11.495cm">
          <text:p/>
        </draw:line>
        <draw:line draw:style-name="gr4" draw:text-style-name="P1" draw:layer="layout" svg:x1="17.902cm" svg:y1="14.586cm" svg:x2="20.075cm" svg:y2="11.46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6cm" svg:x2="11.855cm" svg:y2="13.469cm">
          <text:p/>
        </draw:line>
        <draw:line draw:style-name="gr7" draw:text-style-name="P1" draw:layer="layout" svg:x1="7.948cm" svg:y1="11.507cm" svg:x2="10.067cm" svg:y2="14.612cm">
          <text:p/>
        </draw:line>
        <draw:line draw:style-name="gr7" draw:text-style-name="P1" draw:layer="layout" svg:x1="11.902cm" svg:y1="13.459cm" svg:x2="14.021cm" svg:y2="10.354cm">
          <text:p/>
        </draw:line>
        <draw:line draw:style-name="gr7" draw:text-style-name="P1" draw:layer="layout" svg:x1="14.011cm" svg:y1="10.373cm" svg:x2="16.13cm" svg:y2="13.478cm">
          <text:p/>
        </draw:line>
        <draw:line draw:style-name="gr7" draw:text-style-name="P1" draw:layer="layout" svg:x1="16.148cm" svg:y1="13.487cm" svg:x2="20.095cm" svg:y2="11.494cm">
          <text:p/>
        </draw:line>
        <draw:line draw:style-name="gr7" draw:text-style-name="P1" draw:layer="layout" svg:x1="17.902cm" svg:y1="14.585cm" svg:x2="20.075cm" svg:y2="11.464cm">
          <text:p/>
        </draw:line>
        <draw:line draw:style-name="gr4" draw:text-style-name="P1" draw:layer="layout" svg:x1="7.95cm" svg:y1="11.493cm" svg:x2="10.073cm" svg:y2="8.382cm">
          <text:p/>
        </draw:line>
        <draw:line draw:style-name="gr4" draw:text-style-name="P1" draw:layer="layout" svg:x1="10.07cm" svg:y1="8.394cm" svg:x2="14.017cm" svg:y2="10.38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office:forms form:automatic-focus="false" form:apply-design-mode="false"/>
        <draw:line draw:style-name="gr6" draw:text-style-name="P1" draw:layer="layout" svg:x1="10.066cm" svg:y1="14.577cm" svg:x2="14.013cm" svg:y2="16.57cm">
          <text:p/>
        </draw:line>
        <draw:line draw:style-name="gr6" draw:text-style-name="P1" draw:layer="layout" svg:x1="11.865cm" svg:y1="13.475cm" svg:x2="13.984cm" svg:y2="16.58cm">
          <text:p/>
        </draw:line>
        <draw:line draw:style-name="gr7" draw:text-style-name="P1" draw:layer="layout" svg:x1="13.966cm" svg:y1="16.57cm" svg:x2="17.913cm" svg:y2="14.577cm">
          <text:p/>
        </draw:line>
        <draw:line draw:style-name="gr7" draw:text-style-name="P1" draw:layer="layout" svg:x1="14.024cm" svg:y1="16.58cm" svg:x2="16.143cm" svg:y2="13.475cm">
          <text:p/>
        </draw:line>
        <draw:line draw:style-name="gr6" draw:text-style-name="P1" draw:layer="layout" svg:x1="7.908cm" svg:y1="11.477cm" svg:x2="11.855cm" svg:y2="13.47cm">
          <text:p/>
        </draw:line>
        <draw:line draw:style-name="gr7" draw:text-style-name="P1" draw:layer="layout" svg:x1="7.948cm" svg:y1="11.508cm" svg:x2="10.067cm" svg:y2="14.613cm">
          <text:p/>
        </draw:line>
        <draw:line draw:style-name="gr7" draw:text-style-name="P1" draw:layer="layout" svg:x1="11.902cm" svg:y1="13.46cm" svg:x2="14.021cm" svg:y2="10.355cm">
          <text:p/>
        </draw:line>
        <draw:line draw:style-name="gr7" draw:text-style-name="P1" draw:layer="layout" svg:x1="7.95cm" svg:y1="11.493cm" svg:x2="10.073cm" svg:y2="8.382cm">
          <text:p/>
        </draw:line>
        <draw:line draw:style-name="gr7" draw:text-style-name="P1" draw:layer="layout" svg:x1="10.07cm" svg:y1="8.394cm" svg:x2="14.017cm" svg:y2="10.387cm">
          <text:p/>
        </draw:line>
        <draw:line draw:style-name="gr7" draw:text-style-name="P1" draw:layer="layout" svg:x1="16.149cm" svg:y1="13.488cm" svg:x2="20.096cm" svg:y2="11.495cm">
          <text:p/>
        </draw:line>
        <draw:line draw:style-name="gr7" draw:text-style-name="P1" draw:layer="layout" svg:x1="17.903cm" svg:y1="14.586cm" svg:x2="20.076cm" svg:y2="11.465cm">
          <text:p/>
        </draw:line>
        <draw:line draw:style-name="gr7" draw:text-style-name="P1" draw:layer="layout" svg:x1="14.012cm" svg:y1="10.374cm" svg:x2="16.131cm" svg:y2="13.479cm">
          <text:p/>
        </draw:line>
        <draw:line draw:style-name="gr4" draw:text-style-name="P1" draw:layer="layout" svg:x1="17.92cm" svg:y1="8.401cm" svg:x2="20.039cm" svg:y2="11.506cm">
          <text:p/>
        </draw:line>
        <draw:line draw:style-name="gr4" draw:text-style-name="P1" draw:layer="layout" svg:x1="13.947cm" svg:y1="10.404cm" svg:x2="17.894cm" svg:y2="8.41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Default" presentation:presentation-page-layout-name="AL1T0">
        <office:forms form:automatic-focus="false" form:apply-design-mode="false"/>
        <draw:line draw:style-name="gr3" draw:text-style-name="P1" draw:layer="layout" svg:x1="10.066cm" svg:y1="14.577cm" svg:x2="14.013cm" svg:y2="16.57cm">
          <text:p/>
        </draw:line>
        <draw:line draw:style-name="gr3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line draw:style-name="gr3" draw:text-style-name="P1" draw:layer="layout" svg:x1="7.907cm" svg:y1="11.476cm" svg:x2="11.854cm" svg:y2="13.469cm">
          <text:p/>
        </draw:line>
        <draw:line draw:style-name="gr5" draw:text-style-name="P1" draw:layer="layout" svg:x1="7.947cm" svg:y1="11.507cm" svg:x2="10.066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16.147cm" svg:y1="13.487cm" svg:x2="20.094cm" svg:y2="11.494cm">
          <text:p/>
        </draw:line>
        <draw:line draw:style-name="gr5" draw:text-style-name="P1" draw:layer="layout" svg:x1="17.901cm" svg:y1="14.585cm" svg:x2="20.074cm" svg:y2="11.464cm">
          <text:p/>
        </draw:line>
        <draw:line draw:style-name="gr5" draw:text-style-name="P1" draw:layer="layout" svg:x1="7.949cm" svg:y1="11.492cm" svg:x2="10.072cm" svg:y2="8.381cm">
          <text:p/>
        </draw:line>
        <draw:line draw:style-name="gr5" draw:text-style-name="P1" draw:layer="layout" svg:x1="10.069cm" svg:y1="8.393cm" svg:x2="14.016cm" svg:y2="10.386cm">
          <text:p/>
        </draw:line>
        <draw:line draw:style-name="gr5" draw:text-style-name="P1" draw:layer="layout" svg:x1="17.92cm" svg:y1="8.4cm" svg:x2="20.039cm" svg:y2="11.505cm">
          <text:p/>
        </draw:line>
        <draw:line draw:style-name="gr5" draw:text-style-name="P1" draw:layer="layout" svg:x1="13.947cm" svg:y1="10.403cm" svg:x2="17.894cm" svg:y2="8.41cm">
          <text:p/>
        </draw:line>
        <draw:line draw:style-name="gr4" draw:text-style-name="P1" draw:layer="layout" svg:x1="10.112cm" svg:y1="8.39cm" svg:x2="13.991cm" svg:y2="6.442cm">
          <text:p/>
        </draw:line>
        <draw:line draw:style-name="gr4" draw:text-style-name="P1" draw:layer="layout" svg:x1="13.943cm" svg:y1="6.42cm" svg:x2="17.89cm" svg:y2="8.41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1T0">
        <office:forms form:automatic-focus="false" form:apply-design-mode="false"/>
        <draw:line draw:style-name="gr3" draw:text-style-name="P1" draw:layer="layout" svg:x1="10.066cm" svg:y1="14.577cm" svg:x2="14.013cm" svg:y2="16.57cm">
          <text:p/>
        </draw:line>
        <draw:line draw:style-name="gr3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line draw:style-name="gr3" draw:text-style-name="P1" draw:layer="layout" svg:x1="7.907cm" svg:y1="11.476cm" svg:x2="11.854cm" svg:y2="13.469cm">
          <text:p/>
        </draw:line>
        <draw:line draw:style-name="gr5" draw:text-style-name="P1" draw:layer="layout" svg:x1="7.947cm" svg:y1="11.507cm" svg:x2="10.066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16.147cm" svg:y1="13.487cm" svg:x2="20.094cm" svg:y2="11.494cm">
          <text:p/>
        </draw:line>
        <draw:line draw:style-name="gr5" draw:text-style-name="P1" draw:layer="layout" svg:x1="17.901cm" svg:y1="14.585cm" svg:x2="20.074cm" svg:y2="11.464cm">
          <text:p/>
        </draw:line>
        <draw:line draw:style-name="gr5" draw:text-style-name="P1" draw:layer="layout" svg:x1="7.949cm" svg:y1="11.492cm" svg:x2="10.072cm" svg:y2="8.381cm">
          <text:p/>
        </draw:line>
        <draw:line draw:style-name="gr5" draw:text-style-name="P1" draw:layer="layout" svg:x1="10.069cm" svg:y1="8.393cm" svg:x2="14.016cm" svg:y2="10.386cm">
          <text:p/>
        </draw:line>
        <draw:line draw:style-name="gr5" draw:text-style-name="P1" draw:layer="layout" svg:x1="17.92cm" svg:y1="8.4cm" svg:x2="20.039cm" svg:y2="11.505cm">
          <text:p/>
        </draw:line>
        <draw:line draw:style-name="gr5" draw:text-style-name="P1" draw:layer="layout" svg:x1="13.947cm" svg:y1="10.403cm" svg:x2="17.894cm" svg:y2="8.41cm">
          <text:p/>
        </draw:line>
        <draw:line draw:style-name="gr5" draw:text-style-name="P1" draw:layer="layout" svg:x1="10.112cm" svg:y1="8.39cm" svg:x2="13.991cm" svg:y2="6.442cm">
          <text:p/>
        </draw:line>
        <draw:line draw:style-name="gr5" draw:text-style-name="P1" draw:layer="layout" svg:x1="13.943cm" svg:y1="6.42cm" svg:x2="17.89cm" svg:y2="8.41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g>
          <draw:line draw:style-name="gr6" draw:text-style-name="P1" draw:layer="layout" svg:x1="10.066cm" svg:y1="14.577cm" svg:x2="14.013cm" svg:y2="16.57cm">
            <text:p/>
          </draw:line>
          <draw:line draw:style-name="gr6" draw:text-style-name="P1" draw:layer="layout" svg:x1="11.865cm" svg:y1="13.475cm" svg:x2="13.984cm" svg:y2="16.58cm">
            <text:p/>
          </draw:line>
          <draw:line draw:style-name="gr7" draw:text-style-name="P1" draw:layer="layout" svg:x1="13.966cm" svg:y1="16.57cm" svg:x2="17.913cm" svg:y2="14.577cm">
            <text:p/>
          </draw:line>
          <draw:line draw:style-name="gr7" draw:text-style-name="P1" draw:layer="layout" svg:x1="14.024cm" svg:y1="16.58cm" svg:x2="16.143cm" svg:y2="13.475cm">
            <text:p/>
          </draw:line>
          <draw:line draw:style-name="gr6" draw:text-style-name="P1" draw:layer="layout" svg:x1="7.907cm" svg:y1="11.476cm" svg:x2="11.854cm" svg:y2="13.469cm">
            <text:p/>
          </draw:line>
          <draw:line draw:style-name="gr7" draw:text-style-name="P1" draw:layer="layout" svg:x1="7.947cm" svg:y1="11.507cm" svg:x2="10.066cm" svg:y2="14.612cm">
            <text:p/>
          </draw:line>
          <draw:line draw:style-name="gr7" draw:text-style-name="P1" draw:layer="layout" svg:x1="11.901cm" svg:y1="13.459cm" svg:x2="14.02cm" svg:y2="10.354cm">
            <text:p/>
          </draw:line>
          <draw:line draw:style-name="gr7" draw:text-style-name="P1" draw:layer="layout" svg:x1="14.01cm" svg:y1="10.373cm" svg:x2="16.129cm" svg:y2="13.478cm">
            <text:p/>
          </draw:line>
          <draw:line draw:style-name="gr7" draw:text-style-name="P1" draw:layer="layout" svg:x1="16.147cm" svg:y1="13.487cm" svg:x2="20.094cm" svg:y2="11.494cm">
            <text:p/>
          </draw:line>
          <draw:line draw:style-name="gr7" draw:text-style-name="P1" draw:layer="layout" svg:x1="17.901cm" svg:y1="14.585cm" svg:x2="20.074cm" svg:y2="11.464cm">
            <text:p/>
          </draw:line>
          <draw:line draw:style-name="gr7" draw:text-style-name="P1" draw:layer="layout" svg:x1="7.949cm" svg:y1="11.492cm" svg:x2="10.072cm" svg:y2="8.381cm">
            <text:p/>
          </draw:line>
          <draw:line draw:style-name="gr7" draw:text-style-name="P1" draw:layer="layout" svg:x1="10.069cm" svg:y1="8.393cm" svg:x2="14.016cm" svg:y2="10.386cm">
            <text:p/>
          </draw:line>
          <draw:line draw:style-name="gr7" draw:text-style-name="P1" draw:layer="layout" svg:x1="17.92cm" svg:y1="8.4cm" svg:x2="20.039cm" svg:y2="11.505cm">
            <text:p/>
          </draw:line>
          <draw:line draw:style-name="gr7" draw:text-style-name="P1" draw:layer="layout" svg:x1="13.947cm" svg:y1="10.403cm" svg:x2="17.894cm" svg:y2="8.41cm">
            <text:p/>
          </draw:line>
          <draw:line draw:style-name="gr7" draw:text-style-name="P1" draw:layer="layout" svg:x1="10.112cm" svg:y1="8.39cm" svg:x2="13.991cm" svg:y2="6.442cm">
            <text:p/>
          </draw:line>
          <draw:line draw:style-name="gr7" draw:text-style-name="P1" draw:layer="layout" svg:x1="13.943cm" svg:y1="6.42cm" svg:x2="17.89cm" svg:y2="8.413cm">
            <text:p/>
          </draw:line>
        </draw:g>
        <draw:frame presentation:style-name="pr2" draw:layer="layout" svg:width="25.199cm" svg:height="3.506cm" svg:x="1.402cm" svg:y="0.837cm" presentation:class="title" presentation:user-transformed="true">
          <draw:text-box>
            <text:p>An Einstein Cube</text:p>
          </draw:text-box>
        </draw:frame>
        <draw:frame presentation:style-name="pr1" draw:text-style-name="P3" draw:layer="layout" svg:width="25.199cm" svg:height="13.859cm" svg:x="1.402cm" svg:y="4.914cm" presentation:class="outline" presentation:user-transformed="true">
          <draw:text-box>
            <text:p text:style-name="P2"><text:span text:style-name="T1">Since it mets Einstein's goal of simplicity and completeness,</text:span></text:p>
            <text:p text:style-name="P2"><text:span text:style-name="T1">I call it, an Einstein cub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4H28M14S</meta:editing-duration>
    <meta:editing-cycles>53</meta:editing-cycles>
    <dc:date>2019-08-21T10:52:04</dc:date>
    <dc:creator>Stacy David</dc:creator>
    <meta:generator>OpenOffice/4.1.3$Unix OpenOffice.org_project/413m1$Build-9783</meta:generator>
    <dc:title>Drawing cubes from 0 to 4.</dc:title>
    <meta:document-statistic meta:object-count="763"/>
  </office:meta>
</office:document-meta>
</file>